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3125in"/>
    </style:style>
    <style:style style:name="Table1.B" style:family="table-column">
      <style:table-column-properties style:column-width="3.3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7c772" officeooo:paragraph-rsid="0007c772" style:font-weight-asian="bold" style:font-weight-complex="bold"/>
    </style:style>
    <style:style style:name="P2" style:family="paragraph" style:parent-style-name="Standard">
      <style:text-properties fo:font-weight="bold" officeooo:rsid="00098e22" officeooo:paragraph-rsid="00098e22" style:font-weight-asian="bold" style:font-weight-complex="bold"/>
    </style:style>
    <style:style style:name="P3" style:family="paragraph" style:parent-style-name="Standard">
      <style:text-properties fo:font-style="italic" fo:font-weight="bold" officeooo:rsid="0007c772" officeooo:paragraph-rsid="0007c772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normal" officeooo:rsid="00098e22" officeooo:paragraph-rsid="00098e22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normal" officeooo:rsid="000aea1e" officeooo:paragraph-rsid="000aea1e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0b8ff2" officeooo:paragraph-rsid="000b8ff2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ceae1" officeooo:paragraph-rsid="000ceae1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italic" fo:font-weight="normal" officeooo:rsid="000ceae1" officeooo:paragraph-rsid="000ceae1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0d9a65" officeooo:paragraph-rsid="000d9a65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normal" fo:font-weight="normal" officeooo:rsid="0007c772" officeooo:paragraph-rsid="0007c772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98e22" officeooo:paragraph-rsid="00098e22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a7bc2" officeooo:paragraph-rsid="000a7bc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aea1e" officeooo:paragraph-rsid="000aea1e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0b2502" officeooo:paragraph-rsid="000b2502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rsid="000b2502" officeooo:paragraph-rsid="000b2502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0b2502" officeooo:paragraph-rsid="000b8ff2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0b8ff2" officeooo:paragraph-rsid="000b8ff2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0b8ff2" officeooo:paragraph-rsid="000b8ff2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0ceae1" officeooo:paragraph-rsid="000ceae1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0d9a65" officeooo:paragraph-rsid="000d9a65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bold" officeooo:rsid="00098e22" officeooo:paragraph-rsid="00098e22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098e22" officeooo:paragraph-rsid="000aea1e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0b2502" officeooo:paragraph-rsid="000b2502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0ceae1" officeooo:paragraph-rsid="000ceae1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0d9a65" officeooo:paragraph-rsid="000d9a65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0f9b07" officeooo:paragraph-rsid="000d9a65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style:text-underline-style="none" fo:font-weight="normal" officeooo:rsid="000a7bc2" officeooo:paragraph-rsid="000a7bc2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Courier" fo:font-size="10pt" fo:font-style="normal" fo:font-weight="normal" officeooo:rsid="00098e22" officeooo:paragraph-rsid="00098e22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text-properties style:font-name="Courier" fo:font-size="10pt" fo:font-style="normal" fo:font-weight="normal" officeooo:rsid="000a7bc2" officeooo:paragraph-rsid="000a7bc2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text-properties style:font-name="Courier" fo:font-size="10pt" fo:font-style="normal" fo:font-weight="normal" officeooo:rsid="000ceae1" officeooo:paragraph-rsid="000ceae1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text-properties style:font-name="Courier" fo:font-size="10pt" fo:font-style="normal" fo:font-weight="normal" officeooo:rsid="000d9a65" officeooo:paragraph-rsid="000d9a65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text-properties style:font-name="Courier" fo:font-size="10pt" fo:font-weight="normal" officeooo:rsid="00098e22" officeooo:paragraph-rsid="00098e22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Courier" fo:font-size="10pt" fo:font-weight="normal" officeooo:rsid="0007c772" officeooo:paragraph-rsid="0007c772" style:font-size-asian="10pt" style:font-weight-asian="normal" style:font-size-complex="10pt" style:font-weight-complex="normal"/>
    </style:style>
    <style:style style:name="P34" style:family="paragraph" style:parent-style-name="Standard">
      <style:text-properties fo:font-style="normal" fo:font-weight="bold" officeooo:rsid="0007c772" officeooo:paragraph-rsid="0007c772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tyle="normal" fo:font-weight="bold" officeooo:rsid="0007c772" officeooo:paragraph-rsid="0014f97f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tyle="normal" fo:font-weight="normal" officeooo:rsid="000b8ff2" officeooo:paragraph-rsid="000b8ff2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fo:font-weight="normal" officeooo:rsid="00164815" officeooo:paragraph-rsid="00164815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italic" fo:font-weight="normal" officeooo:rsid="00164815" officeooo:paragraph-rsid="00164815" style:font-style-asian="italic" style:font-weight-asian="normal" style:font-style-complex="italic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Courier" fo:font-size="10pt" officeooo:rsid="00164815" officeooo:paragraph-rsid="00164815" style:font-size-asian="10pt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style:font-name="Courier" fo:font-size="10pt" officeooo:rsid="00164815" officeooo:paragraph-rsid="00164815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font-weight="bold" officeooo:rsid="00164815" officeooo:paragraph-rsid="00164815" style:font-size-asian="10pt" style:font-weight-asian="bold" style:font-size-complex="10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officeooo:rsid="00098e22"/>
    </style:style>
    <style:style style:name="T4" style:family="text">
      <style:text-properties officeooo:rsid="000a7bc2"/>
    </style:style>
    <style:style style:name="T5" style:family="text">
      <style:text-properties officeooo:rsid="000aea1e"/>
    </style:style>
    <style:style style:name="T6" style:family="text">
      <style:text-properties officeooo:rsid="000b2502"/>
    </style:style>
    <style:style style:name="T7" style:family="text">
      <style:text-properties officeooo:rsid="000b8ff2"/>
    </style:style>
    <style:style style:name="T8" style:family="text">
      <style:text-properties officeooo:rsid="000ceae1"/>
    </style:style>
    <style:style style:name="T9" style:family="text">
      <style:text-properties officeooo:rsid="000f9b07"/>
    </style:style>
    <style:style style:name="T10" style:family="text">
      <style:text-properties officeooo:rsid="000fe9bc"/>
    </style:style>
    <style:style style:name="T11" style:family="text">
      <style:text-properties officeooo:rsid="0011188e"/>
    </style:style>
    <style:style style:name="T12" style:family="text">
      <style:text-properties officeooo:rsid="0011383f"/>
    </style:style>
    <style:style style:name="T13" style:family="text">
      <style:text-properties officeooo:rsid="00126f5e"/>
    </style:style>
    <style:style style:name="T14" style:family="text">
      <style:text-properties officeooo:rsid="00135771"/>
    </style:style>
    <style:style style:name="T15" style:family="text">
      <style:text-properties officeooo:rsid="0014f97f"/>
    </style:style>
    <style:style style:name="T16" style:family="text">
      <style:text-properties officeooo:rsid="001648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A879 – <text:span text:style-name="T3">MEMÓRIA DINÂMICA E O HEAP</text:span></text:p>
      <text:p text:style-name="P1"/>
      <text:p text:style-name="P2">Exercício 1</text:p>
      <text:p text:style-name="P4">Lembrar da diferença entre passagem de argumentos por parâmetro e por referência</text:p>
      <text:p text:style-name="P11"/>
      <text:p text:style-name="P11">O que será impresso n<text:span text:style-name="T10">a chamada printf()</text:span>?</text:p>
      <text:p text:style-name="P11"/>
      <text:p text:style-name="P28">#include &lt;stdio.h&gt;</text:p>
      <text:p text:style-name="P32"/>
      <text:p text:style-name="P32">void func(int a, int *b) {</text:p>
      <text:p text:style-name="P32"><text:s text:c="2"/>(*b) = 10;</text:p>
      <text:p text:style-name="P32"><text:s text:c="2"/>a = 100;</text:p>
      <text:p text:style-name="P32">}</text:p>
      <text:p text:style-name="P33"/>
      <text:p text:style-name="P32">int main() {</text:p>
      <text:p text:style-name="P32"><text:s text:c="2"/>int a, b;</text:p>
      <text:p text:style-name="P32"><text:s text:c="2"/>a = 0; b=0;</text:p>
      <text:p text:style-name="P32"><text:s text:c="2"/>func(a, &amp;b);</text:p>
      <text:p text:style-name="P32"><text:s text:c="2"/>printf(“%d %d\n”, a, b);</text:p>
      <text:p text:style-name="P32"><text:s text:c="2"/>return 0;</text:p>
      <text:p text:style-name="P32">}</text:p>
      <text:p text:style-name="P1"/>
      <text:p text:style-name="P21">Exercício 2</text:p>
      <text:p text:style-name="P4">Entender o <text:span text:style-name="T4">a relação da persistência de memória em pilhas e a função malloc()</text:span></text:p>
      <text:p text:style-name="P4"/>
      <text:p text:style-name="P27">Considere o programa abaixo:</text:p>
      <text:p text:style-name="P29">#include &lt;stdlib.h&gt;</text:p>
      <text:p text:style-name="P29">#include &lt;stdio.h&gt;</text:p>
      <text:p text:style-name="P29"/>
      <text:p text:style-name="P29">typedef struct {</text:p>
      <text:p text:style-name="P29"><text:s text:c="2"/>int matricula;</text:p>
      <text:p text:style-name="P29"><text:s text:c="2"/>float salario;</text:p>
      <text:p text:style-name="P29">} reg, *registro;</text:p>
      <text:p text:style-name="P29"/>
      <text:p text:style-name="P29">void novo_registro(registro *r) {</text:p>
      <text:p text:style-name="P29"><text:s text:c="2"/>(*r) = (registro) malloc(sizeof(reg));</text:p>
      <text:p text:style-name="P29">}</text:p>
      <text:p text:style-name="P29"/>
      <text:p text:style-name="P29">void remover_registro(registro *r) {</text:p>
      <text:p text:style-name="P29"><text:s text:c="2"/>free (*r);</text:p>
      <text:p text:style-name="P29">}</text:p>
      <text:p text:style-name="P29"/>
      <text:p text:style-name="P29">void imprimir_registro(registro *r) {</text:p>
      <text:p text:style-name="P29"><text:s text:c="2"/>printf("Imprimindo registro\n");</text:p>
      <text:p text:style-name="P29"><text:s text:c="2"/>printf("Matricula: %d\n", (*r)-&gt;matricula);</text:p>
      <text:p text:style-name="P29"><text:s text:c="2"/>printf("Salario: %f\n", (*r)-&gt;salario);</text:p>
      <text:p text:style-name="P29">}</text:p>
      <text:p text:style-name="P29"/>
      <text:p text:style-name="P29">int main() {</text:p>
      <text:p text:style-name="P29"><text:s text:c="2"/>registro r;</text:p>
      <text:p text:style-name="P29"><text:s text:c="2"/>novo_registro(&amp;r);</text:p>
      <text:p text:style-name="P29"><text:s text:c="2"/>r-&gt;matricula = 1324;</text:p>
      <text:p text:style-name="P29"><text:s text:c="2"/>r-&gt;salario = 1937.34;</text:p>
      <text:p text:style-name="P29"><text:s text:c="2"/>imprimir_registro(&amp;r);</text:p>
      <text:p text:style-name="P29"><text:s text:c="2"/>remover_registro(&amp;r);</text:p>
      <text:p text:style-name="P29"><text:s text:c="2"/>return 0;</text:p>
      <text:p text:style-name="P29">}</text:p>
      <text:p text:style-name="P29"/>
      <text:p text:style-name="P12"><text:soft-page-break/>a) Qual é o estado da pilha do programa assim que a função novo_registro() é chamada?</text:p>
      <text:p text:style-name="P12">b) Qual é o estado da pilha do programa após o término da função novo_registro()?</text:p>
      <text:p text:style-name="P12">c) Se a memória alocada com malloc() estivesse localizada na pilha do programa, o que aconteceria com ela quando a função novo_registro() retorna?</text:p>
      <text:p text:style-name="P10"/>
      <text:p text:style-name="P22">Exercício <text:span text:style-name="T5">3</text:span></text:p>
      <text:p text:style-name="P5">Entender as interfaces de programação do processo de alocação dinâmica de memória <text:span text:style-name="T6">e os problemas envolvidos.</text:span></text:p>
      <text:p text:style-name="P13"/>
      <text:p text:style-name="P13">Existem muitos algoritmos diferentes para implementar o processo de alocação dinâmica de memória. Neste exercício, lidaremos com um caso simples. Em nosso exemplo, <text:span text:style-name="T15">a administração de memória</text:span> é implementado como um vetor de ponteiros para <text:span text:style-name="T11">blocos</text:span> de memória. <text:span text:style-name="T11">Cada bloco de memória é um trecho contínuo de tamanho conhecido.</text:span> – ou seja, um vetor h[n] tal que h[n] é um ponteiro para o n-ésimo <text:span text:style-name="T11">bloco</text:span> da memória. <text:span text:style-name="T11">Neste exercício, c</text:span>ada <text:span text:style-name="T11">bloco</text:span> da memória tem tamanho (arbitrariamente escolhido) 10. O algoritmo de alocação funciona da seg<text:span text:style-name="T6">uinte forma:</text:span></text:p>
      <text:p text:style-name="P13"/>
      <text:p text:style-name="P14">INICIALIZAÇÃO (quando programa é inicializado): marca todos os segmentos de memória como “livre”.</text:p>
      <text:p text:style-name="P14">PASSO 1: varre vetor h[n] até achar o primeiro bloco marcado como “livre”</text:p>
      <text:p text:style-name="P14">PASSO 2: marca bloco h[n] como “usado”</text:p>
      <text:p text:style-name="P14">PASSO 3: retorna ponteiro para a região de memória apontada por h[n]</text:p>
      <text:p text:style-name="P14"/>
      <text:p text:style-name="P14">O algoritmo de liberação funciona da seguinte forma:</text:p>
      <text:p text:style-name="P14">PASSO 1: marca memória a ser liberada (h[n]) como “livre”.</text:p>
      <text:p text:style-name="P14"/>
      <text:p text:style-name="P14">a) O algoritmo <text:span text:style-name="T14">usa somente</text:span> blocos de 10 bytes. Qual a fração da memória que seria desperdiçada se todas as variáveis alocadas fossem do tipo char (ou seja, de tamanho 1 byte)?</text:p>
      <text:p text:style-name="P14">b) Qual seria uma possível solução para conseguir 100 bytes de memória usando o algoritmo proposto?</text:p>
      <text:p text:style-name="P14"/>
      <text:p text:style-name="P23">Exercício 4</text:p>
      <text:p text:style-name="P6">Aplicar alocação dinâmica de memória e <text:span text:style-name="T12">entender o problema</text:span> de <text:span text:style-name="T12">fragmentação</text:span> de memória</text:p>
      <text:p text:style-name="P15"/>
      <text:p text:style-name="P15">Nes<text:span text:style-name="T12">t</text:span>e algoritmo, <text:span text:style-name="T12">mais complicado que o anterior, </text:span>h[n] é um vetor (grande) cuja posição n é um ponteiro para o primeiro <text:span text:style-name="T7">byte</text:span> <text:span text:style-name="T7">alocado na n-ésima alocação de</text:span> memória. <text:span text:style-name="T7">Precisamos de um ponteiro auxiliar, P, que aponta para o primeiro byte livre da memória. </text:span></text:p>
      <text:p text:style-name="P15"/>
      <text:p text:style-name="P15">INICIALIZAÇÃO: <text:span text:style-name="T7">P recebe 0</text:span></text:p>
      <text:p text:style-name="P15">PASSO 1: <text:span text:style-name="T7">procura próxima posição de h[] (m)que não foi associada a nenhum bloco de memória</text:span></text:p>
      <text:p text:style-name="P17">PASSO 2: h[m] recebe P, e marca h[m] como “usada”.</text:p>
      <text:p text:style-name="P17">PASSO 3: <text:span text:style-name="T11">variável </text:span>RP guarda uma cópia de P (RP = P);</text:p>
      <text:p text:style-name="P17">PASSO 4: soma o número <text:span text:style-name="T11">N d</text:span>e bytes alocados a P <text:span text:style-name="T11">(portanto, P passa a apontar para h[P+N])</text:span></text:p>
      <text:p text:style-name="P17">PASSO 5: retorna RP</text:p>
      <text:p text:style-name="P17"/>
      <text:p text:style-name="P17">A liberação de memória funciona da seguinte forma:</text:p>
      <text:p text:style-name="P17">PASSO 1: procura pelo ponteiro para a memória a ser liberada no vetor</text:p>
      <text:p text:style-name="P17">PASSO 2: marca a memória a ser liberada como “livre”</text:p>
      <text:p text:style-name="P3"/>
      <text:p text:style-name="P16"><text:span text:style-name="T7">a) </text:span>Verifique se o algoritmo de alocação a seguir resolve satisfatoriamente os problemas encontrados no exercício anterior.</text:p>
      <text:p text:style-name="P17">b) Qual é o estado do mapa de memórias após a seguinte sequência de alocações?</text:p>
      <text:p text:style-name="P17">a = malloc(1); b = malloc(3); <text:span text:style-name="T8">c = malloc(6); </text:span>free(a); <text:span text:style-name="T8">free(b);</text:span></text:p>
      <text:p text:style-name="P35"><text:soft-page-break/>Exercício <text:span text:style-name="T15">5</text:span></text:p>
      <text:p text:style-name="P38">Objetivo: aplicar o conceito de segmentação para prever o comportamento de malloc() e free()</text:p>
      <text:p text:style-name="P38"/>
      <text:p text:style-name="P37">Leia atentamente o código abaixo e tente acompanhar as saídas correspondentes. A última linha da saída foi removida. Após, responda às questões abaixo.</text:p>
      <text:p text:style-name="P3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1">malloc_reuso.c</text:p>
          </table:table-cell>
          <table:table-cell table:style-name="Table1.B1" office:value-type="string">
            <text:p text:style-name="P41">SAÍDA (a última linha foi removida)</text:p>
          </table:table-cell>
        </table:table-row>
        <table:table-row>
          <table:table-cell table:style-name="Table1.A2" office:value-type="string">
            <text:p text:style-name="P39">#include &lt;stdlib.h&gt;</text:p>
            <text:p text:style-name="P39">#include &lt;stdio.h&gt;</text:p>
            <text:p text:style-name="P39"/>
            <text:p text:style-name="P39">int main() {</text:p>
            <text:p text:style-name="P39"><text:s text:c="2"/>void *a;</text:p>
            <text:p text:style-name="P39"><text:s text:c="2"/>void *b;</text:p>
            <text:p text:style-name="P39"><text:s text:c="2"/>void *c;</text:p>
            <text:p text:style-name="P39"/>
            <text:p text:style-name="P39"><text:s text:c="2"/>printf("Reuso com Malloc e Free:\n");</text:p>
            <text:p text:style-name="P39"><text:s text:c="2"/>a = malloc(1000);</text:p>
            <text:p text:style-name="P39"><text:s text:c="2"/>printf("%p\n", a);</text:p>
            <text:p text:style-name="P39"><text:s text:c="2"/>free(a);</text:p>
            <text:p text:style-name="P39"><text:s text:c="2"/>a = malloc(1000);</text:p>
            <text:p text:style-name="P39"><text:s text:c="2"/>printf("%p\n", a);</text:p>
            <text:p text:style-name="P39"><text:s text:c="2"/>free(a);</text:p>
            <text:p text:style-name="P39"><text:s text:c="2"/>printf("Reuso e segmentacao:\n");</text:p>
            <text:p text:style-name="P39"><text:s text:c="2"/>a = malloc(1000);</text:p>
            <text:p text:style-name="P39"><text:s text:c="2"/>b = malloc(1000);</text:p>
            <text:p text:style-name="P39"><text:s text:c="2"/>c = malloc(1000);</text:p>
            <text:p text:style-name="P39"><text:s text:c="2"/>printf("%p %p %p\n", a, b, c);</text:p>
            <text:p text:style-name="P39"/>
            <text:p text:style-name="P39"><text:s text:c="2"/>free(a);</text:p>
            <text:p text:style-name="P39"><text:s text:c="2"/>free(b);</text:p>
            <text:p text:style-name="P39"><text:s text:c="2"/>a = malloc(1500);</text:p>
            <text:p text:style-name="P39"><text:s text:c="2"/>b = malloc(1000);</text:p>
            <text:p text:style-name="P39"><text:s text:c="2"/>printf("%p %p %p\n", a, b, c);</text:p>
            <text:p text:style-name="P39"/>
            <text:p text:style-name="P39"><text:s text:c="2"/>free(a);</text:p>
            <text:p text:style-name="P39"><text:s text:c="2"/>free(b);</text:p>
            <text:p text:style-name="P39"><text:s text:c="2"/>a = malloc(2500);</text:p>
            <text:p text:style-name="P39"><text:s text:c="2"/>printf("%p %p %p\n", a, b, c);</text:p>
            <text:p text:style-name="P39"/>
            <text:p text:style-name="P39"><text:s text:c="2"/>free(a);</text:p>
            <text:p text:style-name="P39"><text:s text:c="2"/>free(c);</text:p>
            <text:p text:style-name="P39"><text:s text:c="2"/>return 0;</text:p>
            <text:p text:style-name="P39">}</text:p>
          </table:table-cell>
          <table:table-cell table:style-name="Table1.B2" office:value-type="string">
            <text:p text:style-name="P40">Reuso com Malloc e Free:</text:p>
            <text:p text:style-name="P40">0x1d6f420</text:p>
            <text:p text:style-name="P40">0x1d6f420</text:p>
            <text:p text:style-name="P40">Reuso e segmentacao:</text:p>
            <text:p text:style-name="P40">0x1d6f420 0x1d6f810 0x1d6fc00</text:p>
            <text:p text:style-name="P40">0x1d6f420 0x1d6fff0 0x1d6fc00</text:p>
            <text:p text:style-name="P40"/>
          </table:table-cell>
        </table:table-row>
      </table:table>
      <text:p text:style-name="P17"/>
      <text:p text:style-name="P37">a) malloc() reaproveita a memória liberada por free()? Quais saídas evidenciam isso?</text:p>
      <text:p text:style-name="P37">b) Em que parte do programa criamos fragmentação na memória? Que linha da saída evidencia isso?</text:p>
      <text:p text:style-name="P37">c) Qual das hipóteses abaixo é válida:</text:p>
      <text:p text:style-name="P37"><text:tab/>1) malloc() retorna sempre um ponteiro para a primeira posição de memória livre.</text:p>
      <text:p text:style-name="P37"><text:tab/>2) malloc() retorna um ponteiro para a primeira posição de memória que tem espaço livre no mínimo do tamanho desejado</text:p>
      <text:p text:style-name="P37"><text:tab/>3) malloc() retorna um ponteiro para a posição de memória que tem mais espaço livre.</text:p>
      <text:p text:style-name="P37">c) Qual deveria ser o conteúdo da última linha da saída?</text:p>
      <text:p text:style-name="P34"/>
      <text:p text:style-name="P34"/>
      <text:p text:style-name="P24"><text:soft-page-break/>Exercício <text:span text:style-name="T16">6</text:span></text:p>
      <text:p text:style-name="P7">Entender a diferença entre as funções alloca() e malloc()</text:p>
      <text:p text:style-name="P19"/>
      <text:p text:style-name="P8"><text:span text:style-name="T1">O texto abaixo foi extraído da saída do comando </text:span><text:span text:style-name="T2">man alloca</text:span><text:span text:style-name="T1"> executado num terminal Linux:</text:span> </text:p>
      <text:p text:style-name="P7"/>
      <text:p text:style-name="P30">NAME</text:p>
      <text:p text:style-name="P30"><text:s text:c="7"/>alloca - allocate memory that is automatically freed</text:p>
      <text:p text:style-name="P30"/>
      <text:p text:style-name="P30">SYNOPSIS</text:p>
      <text:p text:style-name="P30"><text:s text:c="7"/>#include &lt;alloca.h&gt;</text:p>
      <text:p text:style-name="P30"/>
      <text:p text:style-name="P30"><text:s text:c="7"/>void *alloca(size_t size);</text:p>
      <text:p text:style-name="P30"/>
      <text:p text:style-name="P30">DESCRIPTION</text:p>
      <text:p text:style-name="P30"><text:s text:c="7"/>The <text:s/>alloca() <text:s/>function <text:s/>allocates <text:s/>size <text:s/>bytes <text:s/>of <text:s/>space <text:s/>in the stack frame of the caller. <text:s/>This temporary space is automatically freed when the function that called alloca() returns to its caller.</text:p>
      <text:p text:style-name="P30"/>
      <text:p text:style-name="P30">RETURN VALUE</text:p>
      <text:p text:style-name="P30"><text:s text:c="7"/>The alloca() function returns a pointer to the beginning of the allocated space. <text:s/>If the allocation causes stack overflow, program behavior is undefined.</text:p>
      <text:p text:style-name="P18"/>
      <text:p text:style-name="P19">a) Onde a memória alocada usando alloca() é posicionada?</text:p>
      <text:p text:style-name="P19">b) O que acontece com a memória alocada por alloca() quando a função que a chamou termina? Esse é o mesmo comportamento da memória alocada por malloc()?</text:p>
      <text:p text:style-name="P19">c) É preciso usar free() para desalocar a memória alocada por alloca()?</text:p>
      <text:p text:style-name="P10"/>
      <text:p text:style-name="P25">Exercício <text:span text:style-name="T16">7</text:span></text:p>
      <text:p text:style-name="P9">Entender um dos riscos de usar alloca() em um programa</text:p>
      <text:p text:style-name="P20"/>
      <text:p text:style-name="P20">Considere <text:span text:style-name="T13">os</text:span> d<text:span text:style-name="T13">ois</text:span> p<text:span text:style-name="T13">rogramas</text:span> abaixo:</text:p>
      <text:p text:style-name="P20"/>
      <text:p text:style-name="P31">/* <text:span text:style-name="T13">Programa</text:span> 1 */</text:p>
      <text:p text:style-name="P31">void func() {</text:p>
      <text:p text:style-name="P31"><text:s text:c="2"/>char *a = (char*) alloca(10000000); /* Aloca 10 MB de memoria */</text:p>
      <text:p text:style-name="P31">}</text:p>
      <text:p text:style-name="P31"/>
      <text:p text:style-name="P31">int main(){ </text:p>
      <text:p text:style-name="P31"><text:s text:c="2"/>for (int i=0; i&lt;100000; i++) {</text:p>
      <text:p text:style-name="P31"><text:s text:c="4"/>func();</text:p>
      <text:p text:style-name="P31"><text:s text:c="2"/>}</text:p>
      <text:p text:style-name="P31">return 0;</text:p>
      <text:p text:style-name="P31">}</text:p>
      <text:p text:style-name="P31"/>
      <text:p text:style-name="P31">/* P<text:span text:style-name="T13">rograma</text:span> 2 */</text:p>
      <text:p text:style-name="P31">int main() {</text:p>
      <text:p text:style-name="P31"><text:s text:c="2"/>char *a;</text:p>
      <text:p text:style-name="P31"><text:s text:c="2"/>for (int i=0; i&lt;1000000; i++) {</text:p>
      <text:p text:style-name="P31"><text:s text:c="4"/>a = (char*) alloca(10000000);</text:p>
      <text:p text:style-name="P31"><text:s text:c="2"/>}</text:p>
      <text:p text:style-name="P31">}</text:p>
      <text:p text:style-name="P20"/>
      <text:p text:style-name="P20">Por que <text:span text:style-name="T13">o</text:span> <text:span text:style-name="T13">programa</text:span> 2 causa <text:span text:style-name="T9">segmentation fault</text:span> e <text:span text:style-name="T13">o</text:span> <text:span text:style-name="T13">programa</text:span> 1 não?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08:50:53.785394624</meta:creation-date>
    <dc:date>2018-04-10T14:40:56.940949645</dc:date>
    <meta:editing-duration>PT1H49M44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4" meta:paragraph-count="159" meta:word-count="1069" meta:character-count="6611" meta:non-whitespace-character-count="5532"/>
  </office:meta>
</office:document-meta>
</file>